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58cm" draw:marker-start-center="false" draw:marker-end="" draw:marker-end-width="0.358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58cm" draw:marker-start-center="false" draw:marker-end="" draw:marker-end-width="0.358cm" draw:marker-end-center="false" draw:fill="none" draw:fill-color="#ffffff" draw:textarea-horizontal-align="left" draw:auto-grow-height="true" draw:auto-grow-width="true" fo:min-height="0.38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58cm" draw:marker-start-center="false" draw:marker-end="" draw:marker-end-width="0.358cm" draw:marker-end-center="false" draw:fill="none" draw:fill-color="#ffffff" draw:textarea-horizontal-align="left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58cm" draw:marker-start-center="false" draw:marker-end="" draw:marker-end-width="0.358cm" draw:marker-end-center="false" draw:fill="none" draw:fill-color="#ffffff" draw:textarea-horizontal-align="left" draw:auto-grow-height="true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color="#000000" draw:fill="none" draw:fill-color="#ffffff" fo:min-height="0.747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text-properties style:font-name="Bitstream Vera Sans" fo:font-size="9pt" style:font-size-asian="9pt" style:font-size-complex="9pt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font-name="Bitstream Vera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0.625cm" svg:y1="14.439cm" svg:x2="9.727cm" svg:y2="14.942cm">
              <text:p/>
            </draw:line>
            <draw:line draw:style-name="gr1" draw:text-style-name="P1" draw:layer="layout" svg:x1="9.727cm" svg:y1="14.942cm" svg:x2="11.523cm" svg:y2="14.942cm">
              <text:p/>
            </draw:line>
            <draw:line draw:style-name="gr1" draw:text-style-name="P1" draw:layer="layout" svg:x1="10.623cm" svg:y1="14.439cm" svg:x2="11.521cm" svg:y2="14.942cm">
              <text:p/>
            </draw:line>
            <draw:line draw:style-name="gr1" draw:text-style-name="P1" draw:layer="layout" svg:x1="11.061cm" svg:y1="14.586cm" svg:x2="10.946cm" svg:y2="14.688cm">
              <text:p/>
            </draw:line>
            <draw:line draw:style-name="gr1" draw:text-style-name="P1" draw:layer="layout" svg:x1="11.096cm" svg:y1="14.623cm" svg:x2="10.983cm" svg:y2="14.725cm">
              <text:p/>
            </draw:line>
            <draw:line draw:style-name="gr1" draw:text-style-name="P1" draw:layer="layout" svg:x1="10.08cm" svg:y1="14.649cm" svg:x2="10.17cm" svg:y2="14.762cm">
              <text:p/>
            </draw:line>
            <draw:line draw:style-name="gr1" draw:text-style-name="P1" draw:layer="layout" svg:x1="10.131cm" svg:y1="14.635cm" svg:x2="10.223cm" svg:y2="14.748cm">
              <text:p/>
            </draw:line>
            <draw:frame draw:style-name="gr2" draw:text-style-name="P3" draw:layer="layout" svg:width="0.705cm" svg:height="0.63cm" svg:x="10.313cm" svg:y="13.979cm">
              <draw:text-box>
                <text:p text:style-name="P2"><text:span text:style-name="T1">T</text:span></text:p>
              </draw:text-box>
            </draw:frame>
            <draw:frame draw:style-name="gr3" draw:text-style-name="P3" draw:layer="layout" svg:width="0.724cm" svg:height="0.63cm" svg:x="9.267cm" svg:y="14.635cm">
              <draw:text-box>
                <text:p text:style-name="P2"><text:span text:style-name="T1">A</text:span></text:p>
              </draw:text-box>
            </draw:frame>
            <draw:frame draw:style-name="gr4" draw:text-style-name="P3" draw:layer="layout" svg:width="0.75cm" svg:height="0.63cm" svg:x="11.353cm" svg:y="14.614cm">
              <draw:text-box>
                <text:p text:style-name="P2"><text:span text:style-name="T1">D</text:span></text:p>
              </draw:text-box>
            </draw:frame>
          </draw:g>
          <draw:frame draw:style-name="gr5" draw:text-style-name="P4" draw:layer="layout" svg:width="1.669cm" svg:height="0.997cm" svg:x="9.826cm" svg:y="14.842cm">
            <draw:text-box>
              <text:p><text:span text:style-name="T2">56 m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09:23:57.916696093</meta:creation-date>
    <dc:date>2018-03-13T09:25:00.012216672</dc:date>
    <meta:editing-duration>PT1M2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